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19cm" svg:stroke-color="#000000" draw:marker-start-width="0.235cm" draw:marker-start-center="false" draw:marker-end-width="0.235cm" draw:marker-end-center="false" draw:fill="none" draw:fill-color="#ffffff" draw:textarea-horizontal-align="left" draw:auto-grow-height="true" draw:auto-grow-width="true" fo:min-height="0.374cm" fo:min-width="1.094cm" draw:shadow="hidden" draw:shadow-offset-x="0.3cm" draw:shadow-offset-y="0.3cm" draw:shadow-color="#808080"/>
    </style:style>
    <style:style style:name="gr2" style:family="graphic" style:parent-style-name="standard">
      <style:graphic-properties draw:stroke="solid" svg:stroke-width="0.019cm" svg:stroke-color="#000000" draw:marker-start-width="0.203cm" draw:marker-start-center="false" draw:marker-end-width="0.2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3" style:family="graphic" style:parent-style-name="standard">
      <style:graphic-properties draw:stroke="solid" svg:stroke-width="0.019cm" svg:stroke-color="#0098cc" draw:marker-start-width="0.231cm" draw:marker-start-center="false" draw:marker-end-width="0.231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4" style:family="graphic" style:parent-style-name="standard">
      <style:graphic-properties draw:stroke="none" svg:stroke-width="0.019cm" svg:stroke-color="#000000" draw:marker-start-width="0.235cm" draw:marker-start-center="false" draw:marker-end-width="0.235cm" draw:marker-end-center="false" draw:fill="none" draw:fill-color="#ffffff" draw:textarea-horizontal-align="left" draw:auto-grow-height="true" draw:auto-grow-width="true" fo:min-height="0.374cm" fo:min-width="1.297cm" draw:shadow="hidden" draw:shadow-offset-x="0.3cm" draw:shadow-offset-y="0.3cm" draw:shadow-color="#808080"/>
    </style:style>
    <style:style style:name="gr5" style:family="graphic" style:parent-style-name="standard">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6" style:family="graphic" style:parent-style-name="standard">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74cm" fo:min-width="0.218cm" draw:shadow="hidden" draw:shadow-offset-x="0.3cm" draw:shadow-offset-y="0.3cm" draw:shadow-color="#808080"/>
    </style:style>
    <style:style style:name="gr7" style:family="graphic" style:parent-style-name="standard">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74cm" fo:min-width="0.222cm" draw:shadow="hidden" draw:shadow-offset-x="0.3cm" draw:shadow-offset-y="0.3cm" draw:shadow-color="#808080"/>
    </style:style>
    <style:style style:name="gr8" style:family="graphic" style:parent-style-name="standard">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74cm" fo:min-width="0.201cm" draw:shadow="hidden" draw:shadow-offset-x="0.3cm" draw:shadow-offset-y="0.3cm" draw:shadow-color="#808080"/>
    </style:style>
    <style:style style:name="gr9" style:family="graphic" style:parent-style-name="standard">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74cm" fo:min-width="0.184cm" draw:shadow="hidden" draw:shadow-offset-x="0.3cm" draw:shadow-offset-y="0.3cm" draw:shadow-color="#808080"/>
    </style:style>
    <style:style style:name="gr10" style:family="graphic" style:parent-style-name="standard">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374cm" fo:min-width="0.026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text-emphasize="none" style:font-relief="none"/>
    </style:style>
    <style:style style:name="P4"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text-emphasize="none" style:font-relief="none"/>
    </style:style>
    <style:style style:name="T2"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1.594cm" svg:height="0.624cm" svg:x="8.181cm" svg:y="14.967cm">
            <draw:text-box>
              <text:p text:style-name="P1"><text:span text:style-name="T1">6,5 cm</text:span></text:p>
            </draw:text-box>
          </draw:frame>
          <draw:path draw:style-name="gr2" draw:text-style-name="P3" draw:layer="layout" svg:width="1.14cm" svg:height="0.629cm" svg:x="7.995cm" svg:y="14.32cm" svg:viewBox="0 0 1141 630" svg:d="M0 630c63-80 82-39 128-78 47-39 42-41 127-119s106-42 165-119c67-79 53-67 128-117l297-197 125 78 171 119">
            <text:p/>
          </draw:path>
          <draw:path draw:style-name="gr2" draw:text-style-name="P3" draw:layer="layout" svg:width="0.717cm" svg:height="0.471cm" svg:x="9.091cm" svg:y="14.477cm" svg:viewBox="0 0 718 472" svg:d="M0 0c64 74 43 39 128 78s-1 0 83 78 47 8 127 80c79 71 36 34 128 78l82 39 170 119">
            <text:p/>
          </draw:path>
          <draw:path draw:style-name="gr2" draw:text-style-name="P3" draw:layer="layout" svg:width="1.815cm" svg:height="0.015cm" svg:x="7.995cm" svg:y="14.941cm" svg:viewBox="0 0 1816 16" svg:d="M0 4c108 0 195-4 301-4s213 0 311 11c98 10 208 0 318 0l115 5 111-5 660-7">
            <text:p/>
          </draw:path>
          <draw:frame draw:style-name="gr1" draw:text-style-name="P2" draw:layer="layout" svg:width="1.594cm" svg:height="0.624cm" draw:transform="rotate (0.614006830851605) translate (7.425cm 14.653cm)">
            <draw:text-box>
              <text:p text:style-name="P1"><text:span text:style-name="T1">3,1 cm</text:span></text:p>
            </draw:text-box>
          </draw:frame>
          <draw:polyline draw:style-name="gr3" draw:text-style-name="P4" draw:layer="layout" svg:width="0.122cm" svg:height="0.119cm" svg:x="8.375cm" svg:y="14.555cm" svg:viewBox="0 0 123 120" draw:points="0,0 82,96 123,120">
            <text:p/>
          </draw:polyline>
          <draw:polyline draw:style-name="gr3" draw:text-style-name="P4" draw:layer="layout" svg:width="0.175cm" svg:height="0.111cm" svg:x="9.169cm" svg:y="14.522cm" svg:viewBox="0 0 176 112" draw:points="176,0 41,86 0,112">
            <text:p/>
          </draw:polyline>
          <draw:frame draw:style-name="gr1" draw:text-style-name="P2" draw:layer="layout" svg:width="1.594cm" svg:height="0.624cm" draw:transform="rotate (0.671951762017817) translate (12.491cm 15.875cm)">
            <draw:text-box>
              <text:p text:style-name="P1"><text:span text:style-name="T1">4,7 cm</text:span></text:p>
            </draw:text-box>
          </draw:frame>
          <draw:frame draw:style-name="gr1" draw:text-style-name="P2" draw:layer="layout" svg:width="1.594cm" svg:height="0.624cm" draw:transform="rotate (-0.725184304203644) translate (11.124cm 14.383cm)">
            <draw:text-box>
              <text:p text:style-name="P1"><text:span text:style-name="T1">6,7 cm</text:span></text:p>
            </draw:text-box>
          </draw:frame>
          <draw:frame draw:style-name="gr4" draw:text-style-name="P2" draw:layer="layout" svg:width="1.797cm" svg:height="0.624cm" draw:transform="rotate (-0.335277749308111) translate (11.617cm 13.764cm)">
            <draw:text-box>
              <text:p text:style-name="P1"><text:span text:style-name="T1">11,5 cm</text:span></text:p>
            </draw:text-box>
          </draw:frame>
          <draw:path draw:style-name="gr5" draw:text-style-name="P4" draw:layer="layout" svg:width="3.315cm" svg:height="0.022cm" draw:transform="skewX (0.140324471860344) rotate (2.80247517992729) translate (13.5545420052417cm 14.9735364887598cm)" svg:viewBox="0 0 3316 23" svg:d="M0 23c123-12 239-4 356-6 117-3 238-4 339-2 102 2 241-6 358-8s242-3 354 0c111 2 240-2 360 6 121 8 239-3 362 3 124 6 288-17 403-14 114 3 188 8 303 12 116 5 241-4 357-3l111-3 13-8">
            <text:p/>
          </draw:path>
          <draw:path draw:style-name="gr5" draw:text-style-name="P4" draw:layer="layout" svg:width="0.621cm" svg:height="1.169cm" draw:transform="skewX (0.0460766922526503) rotate (2.80282424577769) translate (13.1160710162759cm 16.078228013777cm)" svg:viewBox="0 0 622 1170" svg:d="M622 0l-153 167c-53 74-35 95-64 145-29 51-51 113-94 155-43 41-58 105-72 159s-69 96-84 149-49 104-77 149-28 107-56 152l-22 48 8 46">
            <text:p/>
          </draw:path>
          <draw:path draw:style-name="gr5" draw:text-style-name="P4" draw:layer="layout" svg:width="2.679cm" svg:height="1.156cm" draw:transform="skewX (0.0310668606854991) rotate (2.79566839584452) translate (12.5376821881509cm 15.8754693402776cm)" svg:viewBox="0 0 2680 1157" svg:d="M0 0c51 25 106 35 158 75 79 75 97 66 151 78 54 13 115 52 166 77s98 64 155 75 95 17 144 53c48 37 108 78 165 107 58 28 115 63 178 75 54 21 110 51 164 92s113 27 168 53c55 27 110 47 167 60 58 12 113 56 178 74 66 19 113 41 176 70 63 28 123 31 176 57 53 27 90 21 162 51s63 20 125 47c55 6 107 73 165 73l82 40">
            <text:p/>
          </draw:path>
          <draw:frame draw:style-name="gr6" draw:text-style-name="P5" draw:layer="layout" svg:width="0.718cm" svg:height="0.624cm" svg:x="8.674cm" svg:y="13.865cm">
            <draw:text-box>
              <text:p text:style-name="P1"><text:span text:style-name="T2">A</text:span></text:p>
            </draw:text-box>
          </draw:frame>
          <draw:frame draw:style-name="gr6" draw:text-style-name="P5" draw:layer="layout" svg:width="0.718cm" svg:height="0.624cm" svg:x="7.548cm" svg:y="14.927cm">
            <draw:text-box>
              <text:p text:style-name="P1"><text:span text:style-name="T2">B</text:span></text:p>
            </draw:text-box>
          </draw:frame>
          <draw:frame draw:style-name="gr7" draw:text-style-name="P5" draw:layer="layout" svg:width="0.722cm" svg:height="0.624cm" svg:x="9.612cm" svg:y="14.774cm">
            <draw:text-box>
              <text:p text:style-name="P1"><text:span text:style-name="T2">C</text:span></text:p>
            </draw:text-box>
          </draw:frame>
          <draw:frame draw:style-name="gr8" draw:text-style-name="P5" draw:layer="layout" svg:width="0.701cm" svg:height="0.624cm" draw:transform="rotate (-0.00942477796076993) translate (12.205cm 15.809cm)">
            <draw:text-box>
              <text:p text:style-name="P1"><text:span text:style-name="T2">E</text:span></text:p>
            </draw:text-box>
          </draw:frame>
          <draw:frame draw:style-name="gr9" draw:text-style-name="P5" draw:layer="layout" svg:width="0.684cm" svg:height="0.624cm" draw:transform="rotate (-0.0104719755119665) translate (13.525cm 14.664cm)">
            <draw:text-box>
              <text:p text:style-name="P1"><text:span text:style-name="T2">F</text:span></text:p>
            </draw:text-box>
          </draw:frame>
          <draw:frame draw:style-name="gr10" draw:text-style-name="P5" draw:layer="layout" svg:width="0.195cm" svg:height="0.624cm" svg:x="10.164cm" svg:y="13.645cm">
            <draw:text-box>
              <text:p text:style-name="P1"><text:span text:style-name="T2">G</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3:37:08.254019803</meta:creation-date>
    <dc:date>2018-03-01T09:42:37.687820490</dc:date>
    <meta:editing-duration>PT1M56S</meta:editing-duration>
    <meta:editing-cycles>2</meta:editing-cycles>
    <meta:generator>LibreOffice/6.0.0.3$MacOSX_X86_64 LibreOffice_project/64a0f66915f38c6217de274f0aa8e15618924765</meta:generator>
    <meta:document-statistic meta:object-count="20"/>
  </office:meta>
</office:document-meta>
</file>